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P4" style:parent-style-name="ListParagraph" style:list-style-name="LFO2" style:family="paragraph">
      <style:text-properties fo:language="en" fo:country="US"/>
    </style:style>
    <style:style style:name="P5" style:parent-style-name="ListParagraph" style:list-style-name="LFO2" style:family="paragraph">
      <style:text-properties fo:language="en" fo:country="US"/>
    </style:style>
    <style:style style:name="P6" style:parent-style-name="ListParagraph" style:list-style-name="LFO2" style:family="paragraph">
      <style:text-properties fo:language="en" fo:country="US"/>
    </style:style>
    <style:style style:name="P7" style:parent-style-name="ListParagraph" style:list-style-name="LFO2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ListParagraph" style:list-style-name="LFO2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3" style:family="paragraph">
      <style:text-properties fo:language="en" fo:country="US"/>
    </style:style>
    <style:style style:name="P12" style:parent-style-name="ListParagraph" style:list-style-name="LFO3" style:family="paragraph">
      <style:text-properties fo:language="en" fo:country="US"/>
    </style:style>
    <style:style style:name="P13" style:parent-style-name="ListParagraph" style:list-style-name="LFO3" style:family="paragraph">
      <style:text-properties fo:language="en" fo:country="US"/>
    </style:style>
    <style:style style:name="P14" style:parent-style-name="ListParagraph" style:list-style-name="LFO3" style:family="paragraph">
      <style:text-properties fo:language="en" fo:country="US"/>
    </style:style>
    <style:style style:name="P15" style:parent-style-name="ListParagraph" style:list-style-name="LFO3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ListParagraph" style:list-style-name="LFO4" style:family="paragraph">
      <style:text-properties fo:language="en" fo:country="US"/>
    </style:style>
    <style:style style:name="P18" style:parent-style-name="ListParagraph" style:list-style-name="LFO4" style:family="paragraph">
      <style:text-properties fo:language="en" fo:country="US"/>
    </style:style>
    <style:style style:name="P19" style:parent-style-name="ListParagraph" style:list-style-name="LFO4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ListParagraph" style:list-style-name="LFO5" style:family="paragraph">
      <style:text-properties fo:language="en" fo:country="US"/>
    </style:style>
    <style:style style:name="P23" style:parent-style-name="ListParagraph" style:list-style-name="LFO5" style:family="paragraph">
      <style:text-properties fo:language="en" fo:country="US"/>
    </style:style>
    <style:style style:name="P24" style:parent-style-name="ListParagraph" style:list-style-name="LFO5" style:family="paragraph">
      <style:text-properties fo:language="en" fo:country="US"/>
    </style:style>
    <style:style style:name="P25" style:parent-style-name="ListParagraph" style:list-style-name="LFO5" style:family="paragraph">
      <style:text-properties fo:language="en" fo:country="US"/>
    </style:style>
    <style:style style:name="P26" style:parent-style-name="ListParagraph" style:list-style-name="LFO5" style:family="paragraph">
      <style:text-properties fo:language="en" fo:country="US"/>
    </style:style>
    <style:style style:name="P27" style:parent-style-name="ListParagraph" style:list-style-name="LFO5" style:family="paragraph">
      <style:text-properties fo:language="en" fo:country="US"/>
    </style:style>
    <style:style style:name="P28" style:parent-style-name="ListParagraph" style:list-style-name="LFO5" style:family="paragraph">
      <style:text-properties fo:language="en" fo:country="US"/>
    </style:style>
    <style:style style:name="P29" style:parent-style-name="ListParagraph" style:list-style-name="LFO5" style:family="paragraph"/>
    <style:style style:name="P30" style:parent-style-name="ListParagraph" style:list-style-name="LFO5" style:family="paragraph"/>
    <style:style style:name="P31" style:parent-style-name="ListParagraph" style:list-style-name="LFO5" style:family="paragraph"/>
    <style:style style:name="P32" style:parent-style-name="ListParagraph" style:list-style-name="LFO5" style:family="paragraph"/>
    <style:style style:name="P33" style:parent-style-name="ListParagraph" style:list-style-name="LFO5" style:family="paragraph"/>
    <style:style style:name="P34" style:parent-style-name="ListParagraph" style:list-style-name="LFO5" style:family="paragraph"/>
  </office:automatic-styles>
  <office:body>
    <office:text text:use-soft-page-breaks="true">
      <text:p text:style-name="P1">Functionale eisen</text:p>
      <text:p text:style-name="P2">Primair</text:p>
      <text:list text:style-name="LFO2" text:continue-numbering="true">
        <text:list-item>
          <text:p text:style-name="P3">Eventslijst</text:p>
        </text:list-item>
        <text:list-item>
          <text:p text:style-name="P4">Controle op organisators</text:p>
        </text:list-item>
        <text:list-item>
          <text:p text:style-name="P5">Controle op reviews</text:p>
        </text:list-item>
        <text:list-item>
          <text:p text:style-name="P6">Eventrating</text:p>
        </text:list-item>
        <text:list-item>
          <text:p text:style-name="P7">Aanwezigheidsstatistieken</text:p>
        </text:list-item>
        <text:list-item>
          <text:p text:style-name="P8">Mutual friends naar event</text:p>
        </text:list-item>
        <text:list-item>
          <text:p text:style-name="P9">Filteringsysteem</text:p>
        </text:list-item>
      </text:list>
      <text:p text:style-name="P10">Secundair</text:p>
      <text:list text:style-name="LFO3" text:continue-numbering="true">
        <text:list-item>
          <text:p text:style-name="P11">Vervoerssysteem</text:p>
        </text:list-item>
        <text:list-item>
          <text:p text:style-name="P12">Social media wall</text:p>
        </text:list-item>
        <text:list-item>
          <text:p text:style-name="P13">Alcoholmeter<text:s/>+ calculator (Extra informatie)</text:p>
        </text:list-item>
        <text:list-item>
          <text:p text:style-name="P14">Links naar externe diensten</text:p>
        </text:list-item>
        <text:list-item>
          <text:p text:style-name="P15">Gegevens logging</text:p>
        </text:list-item>
      </text:list>
      <text:p text:style-name="P16">Tertiair</text:p>
      <text:list text:style-name="LFO4" text:continue-numbering="true">
        <text:list-item>
          <text:p text:style-name="P17">Lifesafer pagina</text:p>
        </text:list-item>
        <text:list-item>
          <text:p text:style-name="P18">Gastenboek</text:p>
        </text:list-item>
        <text:list-item>
          <text:p text:style-name="P19">Mailinglist</text:p>
        </text:list-item>
      </text:list>
      <text:p text:style-name="P20"/>
      <text:p text:style-name="P21">Doelstellingen</text:p>
      <text:list text:style-name="LFO5" text:continue-numbering="true">
        <text:list-item>
          <text:p text:style-name="P22">Gebruiksvriendelijk</text:p>
        </text:list-item>
        <text:list-item>
          <text:p text:style-name="P23">Complete integratie met facebook</text:p>
        </text:list-item>
        <text:list-item>
          <text:p text:style-name="P24">Laagdrempelig</text:p>
        </text:list-item>
        <text:list-item>
          <text:p text:style-name="P25">Kleurenrijk</text:p>
        </text:list-item>
        <text:list-item>
          <text:p text:style-name="P26">Responsive</text:p>
        </text:list-item>
        <text:list-item>
          <text:p text:style-name="P27">Beveiliging</text:p>
        </text:list-item>
        <text:list-item>
          <text:p text:style-name="P28">Vaste huisstijl</text:p>
        </text:list-item>
        <text:list-item>
          <text:p text:style-name="P29">Organisaties die in de stuurgroep zitten bekendbaar maken</text:p>
        </text:list-item>
        <text:list-item>
          <text:p text:style-name="P30">Brug tussen stuurgroep en studenten klein maken</text:p>
        </text:list-item>
        <text:list-item>
          <text:p text:style-name="P31">Vlotte taal</text:p>
        </text:list-item>
        <text:list-item>
          <text:p text:style-name="P32">Niet flashy</text:p>
        </text:list-item>
        <text:list-item>
          <text:p text:style-name="P33">Mogelijkheid om met media te werken ipv tekst</text:p>
        </text:list-item>
        <text:list-item>
          <text:p text:style-name="P34">Robuustecode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dy Mas</meta:initial-creator>
    <dc:creator>Rudy Mas</dc:creator>
    <meta:creation-date>2016-02-19T10:02:00Z</meta:creation-date>
    <dc:date>2016-02-19T10:23:00Z</dc:date>
    <meta:template xlink:href="Normal.dotm" xlink:type="simple"/>
    <meta:editing-cycles>5</meta:editing-cycles>
    <meta:editing-duration>PT1260S</meta:editing-duration>
    <meta:document-statistic meta:page-count="1" meta:paragraph-count="1" meta:word-count="103" meta:character-count="671" meta:row-count="4" meta:non-whitespace-character-count="569"/>
  </office:meta>
</office:document-meta>
</file>